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7" style:family="paragraph" style:parent-style-name="Heading_20_2">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0"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left="0in" fo:margin-right="0in" fo:margin-top="0.1945in" fo:margin-bottom="0.1945in" fo:text-indent="0in" style:auto-text-indent="false"/>
    </style:style>
    <style:style style:name="P12" style:family="paragraph" style:parent-style-name="Standard">
      <style:paragraph-properties fo:margin-left="0in" fo:margin-right="0in" fo:margin-top="0.1945in" fo:margin-bottom="0.1945in" fo:text-indent="0in" style:auto-text-indent="false"/>
      <style:text-properties fo:font-style="italic" style:font-style-asian="italic"/>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6" style:family="paragraph" style:parent-style-name="Text_20_body">
      <style:paragraph-properties fo:margin-left="0in" fo:margin-right="0in" fo:text-align="start" style:justify-single-word="false" fo:text-indent="0in" style:auto-text-indent="false"/>
    </style:style>
    <style:style style:name="P17" style:family="paragraph" style:parent-style-name="Text_20_body">
      <style:paragraph-properties fo:margin-left="0in" fo:margin-right="0in" fo:margin-top="0in" fo:margin-bottom="0.0598in" fo:text-indent="0in" style:auto-text-indent="false"/>
    </style:style>
    <style:style style:name="P18" style:family="paragraph" style:parent-style-name="List_20_Continue">
      <style:paragraph-properties fo:margin-left="0in" fo:margin-right="0in" fo:text-indent="0in" style:auto-text-indent="false"/>
    </style:style>
    <style:style style:name="P19" style:family="paragraph" style:parent-style-name="List">
      <style:paragraph-properties fo:margin-left="0in" fo:margin-right="0in" fo:text-indent="0in" style:auto-text-indent="false"/>
    </style:style>
    <style:style style:name="P20" style:family="paragraph" style:parent-style-name="Normal_20__28_Web_29_">
      <style:paragraph-properties fo:margin-left="0in" fo:margin-right="0in" fo:text-indent="0in" style:auto-text-indent="false"/>
    </style:style>
    <style:style style:name="P21" style:family="paragraph" style:parent-style-name="List">
      <style:paragraph-properties fo:margin-left="-0.5in" fo:margin-right="0in" fo:text-indent="0in" style:auto-text-indent="false"/>
    </style:style>
    <style:style style:name="P22" style:family="paragraph" style:parent-style-name="List">
      <style:paragraph-properties fo:margin-left="-0.5in" fo:margin-right="0in" fo:text-indent="0in" style:auto-text-indent="false"/>
      <style:text-properties fo:color="#ff0000"/>
    </style:style>
    <style:style style:name="P23" style:family="paragraph" style:parent-style-name="List_20_Continue">
      <style:paragraph-properties fo:margin-left="-0.5in" fo:margin-right="0in" fo:text-indent="0in" style:auto-text-indent="false"/>
    </style:style>
    <style:style style:name="P24" style:family="paragraph" style:parent-style-name="Text_20_body">
      <style:paragraph-properties fo:margin-left="1in" fo:margin-right="0in" fo:margin-top="0in" fo:margin-bottom="0in" fo:text-indent="0in" style:auto-text-indent="false"/>
    </style:style>
    <style:style style:name="P25"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26" style:family="paragraph" style:parent-style-name="Text_20_body">
      <style:paragraph-properties fo:margin-left="1in" fo:margin-right="0in" fo:text-indent="0in" style:auto-text-indent="false"/>
      <style:text-properties fo:font-style="italic" style:font-style-asian="italic" style:font-style-complex="italic"/>
    </style:style>
    <style:style style:name="P27"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28" style:family="paragraph" style:parent-style-name="Standard">
      <style:paragraph-properties fo:margin-left="1in" fo:margin-right="0in" fo:text-indent="0in" style:auto-text-indent="false"/>
      <style:text-properties fo:color="#000000" style:font-name="Times New Roman"/>
    </style:style>
    <style:style style:name="P29" style:family="paragraph" style:parent-style-name="Standard">
      <style:paragraph-properties fo:margin-left="1in" fo:margin-right="0in" fo:text-indent="0in" style:auto-text-indent="false"/>
      <style:text-properties fo:font-style="italic" style:font-style-asian="italic"/>
    </style:style>
    <style:style style:name="P30" style:family="paragraph" style:parent-style-name="Contents_20_1">
      <style:paragraph-properties fo:margin-left="1in" fo:margin-right="0in" fo:text-indent="0in" style:auto-text-indent="false"/>
    </style:style>
    <style:style style:name="P31" style:family="paragraph" style:parent-style-name="Contents_20_1">
      <style:paragraph-properties fo:margin-left="1in" fo:margin-right="0in" fo:text-indent="0in" style:auto-text-indent="false"/>
      <style:text-properties fo:color="#000000" style:font-name="Times New Roman"/>
    </style:style>
    <style:style style:name="P32" style:family="paragraph" style:parent-style-name="Standard">
      <style:paragraph-properties fo:margin-left="1in" fo:margin-right="0in" fo:margin-top="0.1945in" fo:margin-bottom="0.1945in" fo:text-indent="0in" style:auto-text-indent="false"/>
    </style:style>
    <style:style style:name="P33"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4" style:family="paragraph" style:parent-style-name="List">
      <style:paragraph-properties fo:margin-left="1in" fo:margin-right="0in" fo:text-indent="0in" style:auto-text-indent="false"/>
      <style:text-properties fo:font-style="italic" style:font-style-asian="italic"/>
    </style:style>
    <style:style style:name="P3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6" style:family="paragraph" style:parent-style-name="Normal_20__28_Web_29_">
      <style:paragraph-properties fo:margin-left="0.5in" fo:margin-right="0in" fo:margin-top="0in" fo:margin-bottom="0in" fo:text-indent="0in" style:auto-text-indent="false"/>
    </style:style>
    <style:style style:name="P37" style:family="paragraph" style:parent-style-name="Text_20_body">
      <style:paragraph-properties fo:margin-left="0.5in" fo:margin-right="0in" fo:text-indent="0in" style:auto-text-indent="false"/>
    </style:style>
    <style:style style:name="P38"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39" style:family="paragraph" style:parent-style-name="Text_20_body">
      <style:paragraph-properties fo:margin-left="0.5in" fo:margin-right="0in" fo:text-indent="0in" style:auto-text-indent="false"/>
      <style:text-properties fo:font-style="italic" style:font-style-asian="italic"/>
    </style:style>
    <style:style style:name="P40"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1"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42" style:family="paragraph" style:parent-style-name="Standard">
      <style:paragraph-properties fo:margin-left="0.5in" fo:margin-right="0in" fo:margin-top="0.1945in" fo:margin-bottom="0.1945in" fo:text-indent="0in" style:auto-text-indent="false"/>
    </style:style>
    <style:style style:name="P43"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44"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45"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50" style:family="paragraph" style:parent-style-name="List">
      <style:paragraph-properties fo:margin-left="0.5in" fo:margin-right="0in" fo:text-indent="0in" style:auto-text-indent="false"/>
    </style:style>
    <style:style style:name="P51" style:family="paragraph" style:parent-style-name="Date">
      <style:paragraph-properties fo:margin-left="2.5in" fo:margin-right="0in" fo:text-indent="0in" style:auto-text-indent="false"/>
    </style:style>
    <style:style style:name="P52" style:family="paragraph" style:parent-style-name="List_20_Number_20_4">
      <style:paragraph-properties fo:margin-left="-1in" fo:margin-right="0in" fo:text-indent="0in" style:auto-text-indent="false"/>
    </style:style>
    <style:style style:name="P53" style:family="paragraph" style:parent-style-name="Standard">
      <style:paragraph-properties fo:padding="0.0291in" fo:border-left="none" fo:border-right="none" fo:border-top="none" fo:border-bottom="0.0008in solid #000000" style:join-border="false"/>
    </style:style>
    <style:style style:name="P54" style:family="paragraph" style:parent-style-name="List">
      <style:paragraph-properties fo:margin-left="0.25in" fo:margin-right="0in" fo:text-indent="0.25in" style:auto-text-indent="false"/>
      <style:text-properties fo:font-style="italic" style:font-style-asian="italic"/>
    </style:style>
    <style:style style:name="P55" style:family="paragraph" style:parent-style-name="Normal_20__28_Web_29_">
      <style:paragraph-properties fo:margin-top="0.1945in" fo:margin-bottom="0in"/>
    </style:style>
    <style:style style:name="P56" style:family="paragraph" style:parent-style-name="Normal_20__28_Web_29_">
      <style:paragraph-properties fo:margin-left="0.5in" fo:margin-right="0in" fo:margin-top="0in" fo:margin-bottom="0in" fo:text-indent="0.5in" style:auto-text-indent="false"/>
      <style:text-properties fo:font-style="italic" style:font-style-asian="italic"/>
    </style:style>
    <style:style style:name="P57" style:family="paragraph" style:parent-style-name="Standard">
      <style:paragraph-properties fo:margin-left="1.5in" fo:margin-right="0in" fo:margin-top="0.1945in" fo:margin-bottom="0.1945in" fo:text-indent="0in" style:auto-text-indent="false"/>
      <style:text-properties fo:font-style="italic" style:font-style-asian="italic"/>
    </style:style>
    <style:style style:name="P5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9" style:family="paragraph" style:parent-style-name="Contents_20_2">
      <style:paragraph-properties>
        <style:tab-stops>
          <style:tab-stop style:position="5.5252in" style:type="right" style:leader-style="dotted" style:leader-text="."/>
        </style:tab-stops>
      </style:paragraph-properties>
    </style:style>
    <style:style style:name="P6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1" style:family="paragraph" style:parent-style-name="Text_20_body" style:list-style-name="WW8Num18">
      <style:paragraph-properties fo:margin-left="-1in" fo:margin-right="0in" fo:text-indent="0in" style:auto-text-indent="false"/>
    </style:style>
    <style:style style:name="P62"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3" style:family="paragraph" style:parent-style-name="Text_20_body" style:list-style-name="WW8Num33">
      <style:paragraph-properties fo:margin-left="-0.5in" fo:margin-right="0in" fo:text-indent="0in" style:auto-text-indent="false"/>
    </style:style>
    <style:style style:name="P64" style:family="paragraph" style:parent-style-name="Text_20_body" style:list-style-name="WW8Num33">
      <style:paragraph-properties fo:margin-left="-0.5in" fo:margin-right="0in" fo:text-indent="0in" style:auto-text-indent="false"/>
    </style:style>
    <style:style style:name="P65" style:family="paragraph" style:parent-style-name="Text_20_body" style:list-style-name="WW8Num33">
      <style:paragraph-properties fo:margin-left="-0.5in" fo:margin-right="0in" fo:text-indent="0in" style:auto-text-indent="false"/>
    </style:style>
    <style:style style:name="P66"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67"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68" style:family="paragraph" style:parent-style-name="Text_20_body" style:list-style-name="WW8Num33">
      <style:paragraph-properties fo:margin-left="0in" fo:margin-right="0in" fo:text-indent="0in" style:auto-text-indent="false"/>
    </style:style>
    <style:style style:name="P69" style:family="paragraph" style:parent-style-name="Text_20_body" style:list-style-name="L3">
      <style:paragraph-properties fo:margin-left="0.5in" fo:margin-right="0in" fo:margin-top="0in" fo:margin-bottom="0in" fo:text-indent="0in" style:auto-text-indent="false"/>
    </style:style>
    <style:style style:name="P70" style:family="paragraph" style:parent-style-name="Text_20_body" style:list-style-name="L3">
      <style:paragraph-properties fo:margin-left="0.5in" fo:margin-right="0in" fo:margin-top="0in" fo:margin-bottom="0in" fo:text-indent="0in" style:auto-text-indent="false"/>
    </style:style>
    <style:style style:name="P71" style:family="paragraph" style:parent-style-name="Text_20_body" style:list-style-name="L3">
      <style:paragraph-properties fo:margin-left="0.5in" fo:margin-right="0in" fo:margin-top="0in" fo:margin-bottom="0in" fo:text-indent="0in" style:auto-text-indent="false"/>
    </style:style>
    <style:style style:name="P72" style:family="paragraph" style:parent-style-name="Text_20_body" style:list-style-name="L3">
      <style:paragraph-properties fo:margin-left="0.5in" fo:margin-right="0in" fo:margin-top="0in" fo:margin-bottom="0in" fo:text-indent="0in" style:auto-text-indent="false"/>
    </style:style>
    <style:style style:name="P73" style:family="paragraph" style:parent-style-name="Text_20_body" style:list-style-name="L3">
      <style:paragraph-properties fo:margin-left="0.5in" fo:margin-right="0in" fo:text-indent="0in" style:auto-text-indent="false"/>
    </style:style>
    <style:style style:name="P74" style:family="paragraph" style:parent-style-name="Text_20_body" style:list-style-name="L3">
      <style:paragraph-properties fo:margin-left="0.5in" fo:margin-right="0in" fo:text-indent="0in" style:auto-text-indent="false"/>
    </style:style>
    <style:style style:name="P75" style:family="paragraph" style:parent-style-name="Text_20_body" style:list-style-name="L3">
      <style:paragraph-properties fo:margin-left="1in" fo:margin-right="0in" fo:margin-top="0in" fo:margin-bottom="0in" fo:text-indent="0in" style:auto-text-indent="false"/>
    </style:style>
    <style:style style:name="P76" style:family="paragraph" style:parent-style-name="Text_20_body" style:list-style-name="L3">
      <style:paragraph-properties fo:margin-left="1in" fo:margin-right="0in" fo:margin-top="0in" fo:margin-bottom="0in" fo:text-indent="0in" style:auto-text-indent="false"/>
    </style:style>
    <style:style style:name="P77" style:family="paragraph" style:parent-style-name="Text_20_body" style:list-style-name="L3">
      <style:paragraph-properties fo:margin-left="1in" fo:margin-right="0in" fo:margin-top="0in" fo:margin-bottom="0in" fo:text-indent="0in" style:auto-text-indent="false"/>
    </style:style>
    <style:style style:name="P78" style:family="paragraph" style:parent-style-name="Text_20_body" style:list-style-name="L3">
      <style:paragraph-properties fo:margin-left="1in" fo:margin-right="0in" fo:margin-top="0in" fo:margin-bottom="0in" fo:text-indent="0in" style:auto-text-indent="false"/>
    </style:style>
    <style:style style:name="P79" style:family="paragraph" style:parent-style-name="Text_20_body" style:list-style-name="L3">
      <style:paragraph-properties fo:margin-left="1in" fo:margin-right="0in" fo:margin-top="0in" fo:margin-bottom="0in" fo:text-indent="0in" style:auto-text-indent="false"/>
    </style:style>
    <style:style style:name="P80" style:family="paragraph" style:parent-style-name="Text_20_body" style:list-style-name="L3">
      <style:paragraph-properties fo:margin-left="1in" fo:margin-right="0in" fo:margin-top="0in" fo:margin-bottom="0in" fo:text-indent="0in" style:auto-text-indent="false"/>
    </style:style>
    <style:style style:name="P81" style:family="paragraph" style:parent-style-name="Text_20_body" style:list-style-name="L3">
      <style:paragraph-properties fo:margin-left="1in" fo:margin-right="0in" fo:text-indent="0in" style:auto-text-indent="false"/>
    </style:style>
    <style:style style:name="P82" style:family="paragraph" style:parent-style-name="List_20_Number_20_4">
      <style:paragraph-properties fo:margin-left="0in" fo:margin-right="0in" fo:text-indent="0in" style:auto-text-indent="false"/>
    </style:style>
    <style:style style:name="P83" style:family="paragraph" style:parent-style-name="List_20_Number_20_4">
      <style:paragraph-properties fo:margin-left="0in" fo:margin-right="0in" fo:text-indent="0in" style:auto-text-indent="false"/>
    </style:style>
    <style:style style:name="P8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1"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2" style:family="paragraph" style:parent-style-name="List" style:list-style-name="WW8Num24">
      <style:paragraph-properties fo:margin-left="-0.5in" fo:margin-right="0in" fo:text-indent="-0.25in" style:auto-text-indent="false"/>
    </style:style>
    <style:style style:name="P93" style:family="paragraph" style:parent-style-name="List" style:list-style-name="WW8Num24">
      <style:paragraph-properties fo:margin-left="-0.5in" fo:margin-right="0in" fo:text-indent="-0.25in" style:auto-text-indent="false"/>
    </style:style>
    <style:style style:name="P94" style:family="paragraph" style:parent-style-name="List" style:list-style-name="WW8Num24">
      <style:paragraph-properties fo:margin-left="-0.5in" fo:margin-right="0in" fo:text-indent="-0.25in" style:auto-text-indent="false"/>
    </style:style>
    <style:style style:name="P95" style:family="paragraph" style:parent-style-name="List" style:list-style-name="WW8Num24">
      <style:paragraph-properties fo:margin-left="-0.5in" fo:margin-right="0in" fo:text-indent="-0.25in" style:auto-text-indent="false"/>
    </style:style>
    <style:style style:name="P96" style:family="paragraph" style:parent-style-name="List" style:list-style-name="WW8Num24">
      <style:paragraph-properties fo:margin-left="-0.5in" fo:margin-right="0in" fo:text-indent="-0.25in" style:auto-text-indent="false"/>
    </style:style>
    <style:style style:name="P97" style:family="paragraph" style:parent-style-name="List" style:list-style-name="WW8Num24">
      <style:paragraph-properties fo:margin-left="-0.5in" fo:margin-right="0in" fo:text-indent="-0.25in" style:auto-text-indent="false"/>
    </style:style>
    <style:style style:name="P98" style:family="paragraph" style:parent-style-name="Standard" style:list-style-name="L1">
      <style:text-properties fo:color="#ff0000"/>
    </style:style>
    <style:style style:name="P99" style:family="paragraph" style:parent-style-name="Standard" style:list-style-name="L1">
      <style:text-properties fo:color="#ff0000"/>
    </style:style>
    <style:style style:name="P100" style:family="paragraph" style:parent-style-name="Standard" style:list-style-name="L1">
      <style:text-properties fo:color="#ff0000"/>
    </style:style>
    <style:style style:name="P101" style:family="paragraph" style:parent-style-name="Standard" style:list-style-name="L1">
      <style:text-properties fo:color="#ff0000"/>
    </style:style>
    <style:style style:name="P102" style:family="paragraph" style:parent-style-name="Standard" style:list-style-name="L2"/>
    <style:style style:name="P103" style:family="paragraph" style:parent-style-name="Standard" style:list-style-name="L2"/>
    <style:style style:name="P104" style:family="paragraph" style:parent-style-name="Standard" style:list-style-name="L5">
      <style:paragraph-properties fo:margin-left="1in" fo:margin-right="0in" fo:margin-top="0.1945in" fo:margin-bottom="0.1945in" fo:text-indent="0in" style:auto-text-indent="false"/>
    </style:style>
    <style:style style:name="P105" style:family="paragraph" style:parent-style-name="Standard" style:list-style-name="L5">
      <style:paragraph-properties fo:margin-left="1in" fo:margin-right="0in" fo:margin-top="0.1945in" fo:margin-bottom="0.1945in" fo:text-indent="0in" style:auto-text-indent="false"/>
    </style:style>
    <style:style style:name="P106" style:family="paragraph" style:parent-style-name="Standard" style:list-style-name="L5">
      <style:paragraph-properties fo:margin-left="1in" fo:margin-right="0in" fo:margin-top="0.1945in" fo:margin-bottom="0.1945in" fo:text-indent="0in" style:auto-text-indent="false"/>
    </style:style>
    <style:style style:name="P107" style:family="paragraph" style:parent-style-name="Standard" style:list-style-name="L5">
      <style:paragraph-properties fo:margin-left="1in" fo:margin-right="0in" fo:margin-top="0.1945in" fo:margin-bottom="0.1945in" fo:text-indent="0in" style:auto-text-indent="false"/>
    </style:style>
    <style:style style:name="P108" style:family="paragraph" style:parent-style-name="Standard" style:list-style-name="L5">
      <style:paragraph-properties fo:margin-left="1in" fo:margin-right="0in" fo:margin-top="0.1945in" fo:margin-bottom="0.1945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1pt" fo:font-style="normal" style:font-size-asian="11pt" style:font-style-asian="normal" style:font-size-complex="11pt" style:font-style-complex="normal"/>
    </style:style>
    <style:style style:name="T8" style:family="text">
      <style:text-properties style:text-underline-style="solid" style:text-underline-width="auto" style:text-underline-color="font-color"/>
    </style:style>
    <style:style style:name="T9" style:family="text">
      <style:text-properties fo:color="#ff0000"/>
    </style:style>
    <style:style style:name="T10" style:family="text">
      <style:text-properties fo:font-style="normal" style:font-style-asian="normal" style:font-style-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tyle="italic" style:font-style-asian="italic" style:font-style-complex="italic"/>
    </style:style>
    <style:style style:name="T14" style:family="text">
      <style:text-properties fo:color="#000000" fo:font-style="normal" style:font-style-asian="normal" style:font-style-complex="normal"/>
    </style:style>
    <style:style style:name="T15" style:family="text">
      <style:text-properties style:font-name="Helv" fo:font-size="10pt" fo:font-style="italic" style:font-size-asian="10pt" style:font-style-asian="italic" style:font-name-complex="Helv" style:font-size-complex="10pt"/>
    </style:style>
    <style:style style:name="T16" style:family="text">
      <style:text-properties style:font-name="Helv" fo:font-size="10pt" fo:language="da" fo:country="DK" fo:font-style="italic" style:font-size-asian="10pt" style:font-style-asian="italic" style:font-name-complex="Helv" style:font-size-complex="10pt"/>
    </style:style>
    <style:style style:name="T17" style:family="text">
      <style:text-properties fo:color="#80000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91in" text:min-label-width="0.25in"/>
        <style:text-properties style:font-name="StarSymbol"/>
      </text:list-level-style-bullet>
      <text:list-level-style-bullet text:level="3" text:style-name="Bullet_20_Symbols" style:num-suffix="." text:bullet-char="–">
        <style:list-level-properties text:space-before="1.0583in" text:min-label-width="0.25in"/>
        <style:text-properties style:font-name="StarSymbol"/>
      </text:list-level-style-bullet>
      <text:list-level-style-bullet text:level="4" text:style-name="Bullet_20_Symbols" style:num-suffix="." text:bullet-char="–">
        <style:list-level-properties text:space-before="1.5874in" text:min-label-width="0.25in"/>
        <style:text-properties style:font-name="StarSymbol"/>
      </text:list-level-style-bullet>
      <text:list-level-style-bullet text:level="5" text:style-name="Bullet_20_Symbols" style:num-suffix="." text:bullet-char="–">
        <style:list-level-properties text:space-before="2.1165in" text:min-label-width="0.25in"/>
        <style:text-properties style:font-name="StarSymbol"/>
      </text:list-level-style-bullet>
      <text:list-level-style-bullet text:level="6" text:style-name="Bullet_20_Symbols" style:num-suffix="." text:bullet-char="–">
        <style:list-level-properties text:space-before="2.6457in" text:min-label-width="0.25in"/>
        <style:text-properties style:font-name="StarSymbol"/>
      </text:list-level-style-bullet>
      <text:list-level-style-bullet text:level="7" text:style-name="Bullet_20_Symbols" style:num-suffix="." text:bullet-char="–">
        <style:list-level-properties text:space-before="3.1752in" text:min-label-width="0.25in"/>
        <style:text-properties style:font-name="StarSymbol"/>
      </text:list-level-style-bullet>
      <text:list-level-style-bullet text:level="8" text:style-name="Bullet_20_Symbols" style:num-suffix="." text:bullet-char="–">
        <style:list-level-properties text:space-before="3.7043in" text:min-label-width="0.25in"/>
        <style:text-properties style:font-name="StarSymbol"/>
      </text:list-level-style-bullet>
      <text:list-level-style-bullet text:level="9" text:style-name="Bullet_20_Symbols" style:num-suffix="." text:bullet-char="–">
        <style:list-level-properties text:space-before="4.2335in" text:min-label-width="0.25in"/>
        <style:text-properties style:font-name="StarSymbol"/>
      </text:list-level-style-bullet>
      <text:list-level-style-bullet text:level="10" text:style-name="Bullet_20_Symbols" style:num-suffix="." text:bullet-char="–">
        <style:list-level-properties text:space-before="4.7626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xCAT 2 on AIX</text:p>
      <text:p text:style-name="P5">How-To: Install AIX standalone nodes </text:p>
      <text:p text:style-name="P6">(using standard NIM rte method)</text:p>
      <text:p text:style-name="P4"><text:s text:c="2"/>Version: 1.0</text:p>
      <text:p text:style-name="P51">Date: 6/16/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8"><text:a xlink:type="simple" xlink:href="#1.Installing AIX nodes (using standard NIM rte method)|outline">1.0 Installing AIX nodes (using standard NIM rte method)<text:tab/>1</text:a></text:p>
          <text:p text:style-name="P59"><text:a xlink:type="simple" xlink:href="#1.1.Assumptions|outline">1.1 Assumptions<text:tab/>2</text:a></text:p>
          <text:p text:style-name="P59"><text:a xlink:type="simple" xlink:href="#1.2.Install and Configure NIM |outline">1.2 Install and Configure NIM <text:tab/>2</text:a></text:p>
          <text:p text:style-name="P59"><text:a xlink:type="simple" xlink:href="#1.3.Create additional NIM definitions and resources if needed.   |outline">1.3 Create additional NIM definitions and resources if needed. <text:s text:c="2"/><text:tab/>4</text:a></text:p>
          <text:p text:style-name="P59"><text:a xlink:type="simple" xlink:href="#1.4.Create an osimage definition|outline">1.4 Create an osimage definition<text:tab/>4</text:a></text:p>
          <text:p text:style-name="P59"><text:a xlink:type="simple" xlink:href="#1.5.Define xCAT networks|outline">1.5 Define xCAT networks<text:tab/>5</text:a></text:p>
          <text:p text:style-name="P59"><text:a xlink:type="simple" xlink:href="#1.6.Define the HMC as an xCAT node|outline">1.6 Define the HMC as an xCAT node<text:tab/>5</text:a></text:p>
          <text:p text:style-name="P59"><text:a xlink:type="simple" xlink:href="#1.7.Discover the LPARs managed by the HMC|outline">1.7 Discover the LPARs managed by the HMC<text:tab/>5</text:a></text:p>
          <text:p text:style-name="P59"><text:a xlink:type="simple" xlink:href="#1.8.Define xCAT cluster nodes|outline">1.8 Define xCAT cluster nodes<text:tab/>7</text:a></text:p>
          <text:p text:style-name="P59"><text:a xlink:type="simple" xlink:href="#1.9.Define xCAT groups (optional)|outline">1.9 Define xCAT groups (optional)<text:tab/>7</text:a></text:p>
          <text:p text:style-name="P59"><text:a xlink:type="simple" xlink:href="#1.10. Set up customization scripts (optional)|outline">1.10 <text:s/>Set up customization scripts (optional)<text:tab/>7</text:a></text:p>
          <text:p text:style-name="P59"><text:a xlink:type="simple" xlink:href="#1.11.Create NIM client &amp; group definitions|outline">1.11 Create NIM client &amp; group definitions<text:tab/>8</text:a></text:p>
          <text:p text:style-name="P59"><text:a xlink:type="simple" xlink:href="#1.12.Initialize the AIX/NIM  nodes|outline">1.12 Initialize the AIX/NIM <text:s/>nodes<text:tab/>8</text:a></text:p>
          <text:p text:style-name="P59"><text:a xlink:type="simple" xlink:href="#1.13.Initiate a network boot|outline">1.13 Initiate a network boot<text:tab/>9</text:a></text:p>
          <text:p text:style-name="P59"><text:a xlink:type="simple" xlink:href="#1.14.Verify the deployment|outline">1.14 Verify the deployment<text:tab/>9</text:a></text:p>
          <text:p text:style-name="P58"><text:a xlink:type="simple" xlink:href="#2.Cleanup|outline">2.0 Cleanup<text:tab/>11</text:a></text:p>
          <text:p text:style-name="P59"><text:a xlink:type="simple" xlink:href="#2.1.Removing NIM resources |outline">2.1 Removing NIM resources <text:tab/>11</text:a></text:p>
          <text:p text:style-name="P58"><text:a xlink:type="simple" xlink:href="#3.Notes|outline">3.0 Notes<text:tab/>11</text:a></text:p>
          <text:p text:style-name="P59"><text:a xlink:type="simple" xlink:href="#3.1.Terminology|outline">3.1 Terminology<text:tab/>11</text:a></text:p>
        </text:index-body>
      </text:table-of-content>
      <text:p text:style-name="P1"/>
      <text:h text:style-name="Heading_20_1" text:outline-level="1">Installing AIX nodes (<text:span text:style-name="T12">using standard NIM rte method)</text:span></text:h>
      <text:p text:style-name="P11">This “How-To” describes how AIX standalone nodes can be deployed using xCAT and AIX/NIM commands. <text:s text:c="2"/></text:p>
      <text:p text:style-name="P13">NIM is an AIX tool that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list text:style-name="WW8Num18">
        <text:list-item>
          <text:list>
            <text:list-header>
              <text:p text:style-name="P61">The specific tasks that you need to perform depend on which features of NIM that you plan to use. 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13"><text:soft-page-break/>This “How-To” describes only one basic set of steps that may be used to install an AIX standalone node using the NIM “rte” installation method and is not meant to be a comprehensive guide of all the available NIM options. </text:p>
      <text:h text:style-name="Heading_20_2" text:outline-level="2">Assumptions</text:h>
      <text:list text:style-name="WW8Num24">
        <text:list-item>
          <text:p text:style-name="P92">An AIX system has been installed to use as an xCAT management node.</text:p>
        </text:list-item>
        <text:list-item>
          <text:p text:style-name="P92">All relevant base AIX services are configured and running. <text:s/>This includes (but is not limited to) bootp, tftp, NFS, and hostname resolution.</text:p>
        </text:list-item>
        <text:list-item>
          <text:p text:style-name="P92">The cluster network is set up.</text:p>
        </text:list-item>
        <text:list-item>
          <text:p text:style-name="P92">xCAT and prerequisite software has been installed on the management node.</text:p>
        </text:list-item>
        <text:list-item>
          <text:p text:style-name="P92">LPARs have already been created using the HMC interfaces. <text:s/></text:p>
        </text:list-item>
        <text:list-item>
          <text:p text:style-name="P92">You have some experience using AIX Network Installation Management (NIM).</text:p>
        </text:list-item>
      </text:list>
      <text:p text:style-name="P21"/>
      <text:p text:style-name="P21"><text:tab/><text:span text:style-name="T9">Req – ethernet connection - management network etc.</text:span></text:p>
      <text:list text:style-name="L1">
        <text:list-item>
          <text:p text:style-name="P98">xCAT network defs – needed for AIX setup</text:p>
        </text:list-item>
        <text:list-item>
          <text:p text:style-name="P98">name resolution - DNS</text:p>
        </text:list-item>
        <text:list-item>
          <text:p text:style-name="P98">gathering required network info</text:p>
        </text:list-item>
        <text:list-item>
          <text:p text:style-name="P98">config nodes (resolv_conf, passwords, hosts, rhosts?)</text:p>
        </text:list-item>
      </text:list>
      <text:p text:style-name="P22"><text:tab/>TBD</text:p>
      <text:h text:style-name="Heading_20_2" text:outline-level="2">Install and Configure NIM </text:h>
      <text:p text:style-name="P11">NIM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p text:style-name="P20">The specific tasks that you need to perform depend on which features of NIM that you plan to use. For more information about NIM, see the <text:span text:style-name="HTML_20_Cite">IBM AIX Installation Guide and Reference</text:span>. (<text:span text:style-name="nobr">http://www-03.ibm.com/servers/aix/library/index.html</text:span>)</text:p>
      <text:p text:style-name="P20">To simplify the NIM setup process, you can use the AIX <text:span text:style-name="Strong_20_Emphasis">nim_master_setup</text:span> command. This command automatically installs NIM software, configures NIM, creates basic resources and creates a resource group containing the resources that are created. <text:s/>This command must be run on the machine that will be used as the NIM master. <text:s/>See the <text:span text:style-name="T1">man</text:span> page for details.</text:p>
      <text:p text:style-name="P8">When you run the command it will display a list of the resources that were created. <text:s/>If the default resources that are created by this script are not what you need, you can use individual NIM commands to create additional resources. <text:s/>The resources created are stored in the <text:span text:style-name="T3">/export/nim</text:span> directory by default. <text:s/>The file system is automatically created with the correct size needed to store the required resources. </text:p>
      <text:p text:style-name="P19"/>
      <text:p text:style-name="P19">In this example we will be doing a NIM “rte” type installation so we will disable the creation of the backup image (<text:span text:style-name="T3">mksysb</text:span>) by using the “-B” option. <text:s text:c="2"/>The default location of the NIM master install images is /dev/cd0. <text:s/>If you are using another <text:soft-page-break/>device or directory as a source you would have to specify that on the command line. <text:s text:c="2"/>Assuming the images are available from the default device you could run the command as follows.</text:p>
      <text:p text:style-name="P50"/>
      <text:p text:style-name="P34">nim_master_setup <text:s/>-B -a filesystem=/install</text:p>
      <text:p text:style-name="P54"/>
      <text:p text:style-name="P2">This assumes that the required NIM software is available on /dev/cd0. <text:s/>If this is not the case then you must specify a different source directory (device). <text:s/>(ex. -a device=/mnt/610_lpp”) <text:s/></text:p>
      <text:p text:style-name="P2"/>
      <text:p text:style-name="P10">You could also do the NIM configuration using the AIX SMIT interfaces. <text:s/>(Just type <text:s/>the SMIT fastpath “smit eznim” to get started.)</text:p>
      <text:p text:style-name="P54"/>
      <text:p text:style-name="P8">To make sure that NIM is set up correctly issue the <text:span text:style-name="Strong_20_Emphasis">lsnim</text:span> command on the NIM master as follows. </text:p>
      <text:p text:style-name="P29"/>
      <text:p text:style-name="P29">lsnim </text:p>
      <text:p text:style-name="P20">You should see output similar to the following:</text:p>
      <text:p text:style-name="P25">master <text:s text:c="18"/>machines <text:s text:c="3"/>master </text:p>
      <text:p text:style-name="P25">boot <text:s text:c="22"/>resources <text:s text:c="2"/>boot </text:p>
      <text:p text:style-name="P25">nim_script <text:s text:c="11"/>resources <text:s text:c="3"/>nim_script </text:p>
      <text:p text:style-name="P25">master_net <text:s text:c="10"/>networks <text:s text:c="4"/>ent </text:p>
      <text:p text:style-name="P25">master_net_conf <text:s/>resources <text:s text:c="3"/>resolv_conf </text:p>
      <text:p text:style-name="P25">bid_ow <text:s text:c="16"/>resources <text:s text:c="2"/>bosinst_data </text:p>
      <text:p text:style-name="P25">530lpp <text:s text:c="9"/>resources <text:s text:c="3"/>lpp_source </text:p>
      <text:p text:style-name="P25">530spot <text:s text:c="8"/>resources <text:s text:c="2"/>spot </text:p>
      <text:p text:style-name="P25">basic_res_grp <text:s text:c="5"/>groups <text:s text:c="6"/>res_group </text:p>
      <text:p text:style-name="P11">To get details for each resource definition use "<text:span text:style-name="T2">lsnim -l &lt;resource name&gt;</text:span>". <text:s/>For example, if the name of your SPOT resource is "<text:span text:style-name="T3">530spot_res</text:span>" then you could get the details by running:</text:p>
      <text:p text:style-name="P11"><text:span text:style-name="T4"><text:tab/><text:tab/>lsnim -l </text:span><text:span text:style-name="T3">530spot</text:span></text:p>
      <text:p text:style-name="P11">To see the actual contents of a resource use "<text:span text:style-name="T2">nim -o showres &lt;resource name&gt;</text:span>". For example, to show the file sets that are installed in your SPOT you could run:</text:p>
      <text:p text:style-name="P12"><text:tab/><text:tab/>nim -o showres 530spot | pg</text:p>
      <text:h text:style-name="Heading_20_2" text:outline-level="2"><text:soft-page-break/>Create additional NIM definitions and resources if needed. <text:s text:c="2"/></text:h>
      <text:p text:style-name="P11">For this example we are assuming that the xCAT management node and the LPARs are all connected to the same network and that the resources created by the <text:span text:style-name="T1">nim_master_setup</text:span> command are sufficient. <text:s/></text:p>
      <text:p text:style-name="P20">However, depending on your specific situation, you may need to create additional NIM resources or definitions. <text:s/></text:p>
      <text:p text:style-name="P20">For example, if the management node is not on the same network as the nodes you would have to create additional NIM network and route definitions. NIM network definitions represent the networks used in the NIM environment. When you run <text:span text:style-name="T1">nim_master_setup</text:span>,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p text:style-name="P11"><text:span text:style-name="T1">Note</text:span>: <text:s/>The NIM machine definitions will be generated automatically from the xCAT node definitions in a later step.</text:p>
      <text:h text:style-name="Heading_20_2" text:outline-level="2">Create an osimage definition</text:h>
      <text:p text:style-name="P13">Use the xCAT <text:span text:style-name="T2">mknimimage</text:span> command to create an xCAT <text:span text:style-name="T4">osimage</text:span> definition. <text:s text:c="3"/>xCAT uses the information in this definition to keep track of a unique operating system image and how it will be deployed. <text:s/></text:p>
      <text:p text:style-name="P13">When you run the command you must provide the names of the NIM resources that you wish to use for this image. <text:s/>In this case we will use the resources that were created when we ran the nim_master_setup command.</text:p>
      <text:p text:style-name="P13">For example, to create an <text:span text:style-name="T4">osimage</text:span> called “53<text:span text:style-name="T4">gold</text:span>” you could issue the following command.</text:p>
      <text:p text:style-name="P13"><text:tab/><text:span text:style-name="T6">mknimimage <text:s/>53gold spot=530spot lpp_source=530lpp <text:s/>bosinst_data=bid_ow resolv_conf=master_net_conf <text:s text:c="2"/>nim_script=nim_script <text:s text:c="2"/>boot= boot</text:span></text:p>
      <text:p text:style-name="P15">Or, since all these resources are contained in the – resource group you could issue the following command.</text:p>
      <text:p text:style-name="P13"><text:span text:style-name="T7"><text:tab/></text:span><text:span text:style-name="T6">mknimimage <text:s/>53gold <text:s/>res_group=basic_res_grp </text:span></text:p>
      <text:p text:style-name="P17">See the <text:span text:style-name="T2">mknimimage man</text:span> page for additional details.</text:p>
      <text:p text:style-name="P17">To display the xCAT image definition run the xCAT <text:span text:style-name="T2">lsdef</text:span> command.</text:p>
      <text:p text:style-name="P17"><text:tab/><text:span text:style-name="T4">lsdef -t osimage -l -o 61cosi</text:span></text:p>
      <text:p text:style-name="P17">To get details for the NIM resource definitions use the AIX <text:span text:style-name="T2">lsnim</text:span> command. For example, if the name of your SPOT resource is "<text:span text:style-name="T4">61cosi</text:span>" then you could get the details by running: <text:s text:c="2"/></text:p>
      <text:p text:style-name="P17"><text:soft-page-break/><text:tab/><text:span text:style-name="T6">lsnim -l 61cosi</text:span></text:p>
      <text:p text:style-name="P17">To see the actual contents of a NIM resource use "<text:span text:style-name="T4">nim -o showres &lt;resource name&gt;</text:span>". <text:s/>For example, to get a list of the software installed in your SPOT you could run:</text:p>
      <text:p text:style-name="P17"><text:s text:c="8"/><text:tab/><text:span text:style-name="T6">nim -o showres <text:s/>61cosi</text:span></text:p>
      <text:h text:style-name="Heading_20_2" text:outline-level="2">Define xCAT networks</text:h>
      <text:p text:style-name="P13">Create a network definition for each network that contains cluster nodes. <text:s/>You will need a name for the network and values for the following attributes.</text:p>
      <text:p text:style-name="P3"><text:tab/><text:span text:style-name="T2">net</text:span> <text:s text:c="11"/>The network address.</text:p>
      <text:p text:style-name="P3"><text:tab/><text:span text:style-name="T2">mask</text:span> <text:s text:c="7"/>The network mask.</text:p>
      <text:p text:style-name="P3"><text:tab/><text:span text:style-name="T2">gateway</text:span> <text:s text:c="3"/>The network gateway.</text:p>
      <text:p text:style-name="P24"/>
      <text:p text:style-name="P3">In our example we will assume that all the cluster node management interfaces and the xCAT management node interface are on the same network. You can use the xCAT <text:span text:style-name="T2">mkdef</text:span> command to define the network. </text:p>
      <text:p text:style-name="P3"/>
      <text:p text:style-name="P3">For example:</text:p>
      <text:p text:style-name="P3"/>
      <text:p text:style-name="P3"><text:tab/><text:span text:style-name="T6">mkdef -t network -o net1 net=9.114.113.224 mask=255.255.255.224 <text:tab/><text:tab/><text:tab/><text:tab/>gateway=9.114.113.254</text:span></text:p>
      <text:p text:style-name="P35"/>
      <text:list text:style-name="WW8Num18" text:continue-numbering="true">
        <text:list-item>
          <text:list text:continue-numbering="true">
            <text:list-header>
              <text:p text:style-name="P62"><text:span text:style-name="T2">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18">The xCAT hardware control support requires that the hardware control point for the nodes also be defined as a cluster node.</text:p>
      <text:p text:style-name="P18">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1">mkdef –t node –o hmc01 groups=”all” <text:s/>nodetype=hmc <text:s/>mgt=hmc <text:s/><text:tab/>username=hscroot <text:s/>password=abc123</text:p>
      <text:h text:style-name="Heading_20_2" text:outline-level="2">Discover the LPARs managed by the HMC</text:h>
      <text:p text:style-name="Standard"/>
      <text:p text:style-name="P18">This step assumes that the partitions are already created using the standard HMC interfaces. </text:p>
      <text:p text:style-name="P18">Use the <text:span text:style-name="T1">rscan</text:span> command to gather the LPAR information. <text:s/>This command can be used to display the LPAR information in several formats and can also write the <text:soft-page-break/>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8">To write the stanza format output of <text:span text:style-name="T1">rscan</text:span> to a file called “<text:span text:style-name="T3">mystanzafile”</text:span> run the following command.</text:p>
      <text:p text:style-name="P18"><text:tab/><text:span text:style-name="T3">rscan –z hmc01 &gt; mystanzafile</text:span></text:p>
      <text:p text:style-name="P18">This file can then be checked and modified as needed. <text:s/>For example you may need to add a different name for the node definition or add additional attributes and values.</text:p>
      <text:p text:style-name="P18"><text:span text:style-name="T1">Note</text:span>: The stanza file will contain stanzas for things other than the LPARs. <text:s/>This information must also be defined in the xCAT database. <text:s/>It is not necessary to modify the non-LPAR stanzas in any way.</text:p>
      <text:p text:style-name="P18">The updated stanza file might look something like the following. <text:s/><text:span text:style-name="T9"><text:s/></text:span></text:p>
      <text:p text:style-name="P47"><text:span text:style-name="T15">Server-9117-MMA-SN10F6F3D</text:span><text:span text:style-name="T16">:</text:span></text:p>
      <text:p text:style-name="P48"><text:s text:c="8"/>objtype=node</text:p>
      <text:p text:style-name="P48"><text:s text:c="8"/>nodetype=fsp</text:p>
      <text:p text:style-name="P47"><text:span text:style-name="T16"><text:s text:c="8"/></text:span><text:span text:style-name="T15">id=5</text:span></text:p>
      <text:p text:style-name="P49"><text:s text:c="8"/>model=9118-575</text:p>
      <text:p text:style-name="P49"><text:s text:c="8"/>serial=02013EB</text:p>
      <text:p text:style-name="P49"><text:s text:c="8"/>hcp=hmc01</text:p>
      <text:p text:style-name="P49"><text:s text:c="8"/>pprofile=</text:p>
      <text:p text:style-name="P49"><text:s text:c="8"/>parent=Server-9458-10099201WM_A</text:p>
      <text:p text:style-name="P49"><text:s text:c="8"/>groups=fsp,all</text:p>
      <text:p text:style-name="P49"><text:s text:c="8"/>mgt=hmc</text:p>
      <text:p text:style-name="P49"/>
      <text:p text:style-name="P49">node01:</text:p>
      <text:p text:style-name="P49"><text:s text:c="8"/>objtype=node</text:p>
      <text:p text:style-name="P49"><text:s text:c="8"/>nodetype=lpar,osi</text:p>
      <text:p text:style-name="P47"><text:span text:style-name="T15"><text:s text:c="8"/></text:span><text:span text:style-name="T16">id=9</text:span></text:p>
      <text:p text:style-name="P49"><text:s text:c="8"/>hcp=hmc01</text:p>
      <text:p text:style-name="P49"><text:s text:c="8"/>pprofile=lpar9</text:p>
      <text:p text:style-name="P49"><text:s text:c="8"/>parent=Server-9117-MMA-SN10F6F3D</text:p>
      <text:p text:style-name="P49"><text:s text:c="8"/>groups=all</text:p>
      <text:p text:style-name="P47"><text:span text:style-name="T15"><text:s text:c="8"/></text:span><text:span text:style-name="T16">mgt=hmc</text:span></text:p>
      <text:p text:style-name="P48"/>
      <text:p text:style-name="P48">node02:</text:p>
      <text:p text:style-name="P48"><text:s text:c="8"/>objtype=node</text:p>
      <text:p text:style-name="P48"><text:s text:c="8"/>nodetype=lpar,osi</text:p>
      <text:p text:style-name="P47"><text:span text:style-name="T16"><text:s text:c="8"/></text:span><text:span text:style-name="T15">id=7</text:span></text:p>
      <text:p text:style-name="P49"><text:s text:c="8"/>hcp=hmc01</text:p>
      <text:p text:style-name="P49"><text:s text:c="8"/>pprofile=lpar6</text:p>
      <text:p text:style-name="P49"><text:s text:c="8"/>parent=Server-9117-MMA-SN10F6F3D</text:p>
      <text:p text:style-name="P49"><text:s text:c="8"/>groups=all</text:p>
      <text:p text:style-name="P49"><text:s text:c="8"/>mgt=hmc</text:p>
      <text:p text:style-name="P23"/>
      <text:p text:style-name="P18"><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text:soft-page-break/>Define xCAT cluster nodes</text:h>
      <text:list text:style-name="WW8Num2">
        <text:list-header>
          <text:p text:style-name="P52">The information gathered by the <text:span text:style-name="T1">rscan </text:span>command can be used to create xCAT node definitions.</text:p>
          <text:p text:style-name="P52"/>
          <text:p text:style-name="P52">Since we have put all the node information in a stanza file we can now pass the contents of the file to the <text:span text:style-name="T1">mkdef</text:span> command to add the definitions to the database.</text:p>
          <text:p text:style-name="P52"/>
          <text:p text:style-name="P52"><text:tab/><text:span text:style-name="T5">cat mystanzafile | mkdef –z</text:span></text:p>
        </text:list-header>
      </text:list>
      <text:p text:style-name="P11">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11"/>
      <text:h text:style-name="P7" text:outline-level="2">Define xCAT groups (optional)</text:h>
      <text:list text:style-name="WW8Num2" text:continue-numbering="true">
        <text:list-header>
          <text:p text:style-name="P52"/>
          <text:p text:style-name="P52">There are two basic ways to create xCAT node groups. <text:s text:c="2"/>You can either set the “groups” attribute of the node definition or you can create a group directly. <text:s/></text:p>
        </text:list-header>
      </text:list>
      <text:p text:style-name="P82"/>
      <text:p text:style-name="P82">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52"/>
        </text:list-header>
      </text:list>
      <text:p text:style-name="P13"><text:tab/><text:span text:style-name="T5">chdef –t node –o node01,node02,node03 groups=aixnodes </text:span></text:p>
      <text:p text:style-name="P13">Note that this example will overwrite any value that is currently set. <text:s/>The chdef command also has an option for adding to or deleting from an existing attribute value.</text:p>
      <text:list text:style-name="WW8Num2" text:continue-numbering="true">
        <text:list-header>
          <text:p text:style-name="P52">The second option would be to create a new group definition directly using the <text:span text:style-name="T1">mkdef</text:span> command as follows.</text:p>
          <text:p text:style-name="P52"/>
        </text:list-header>
      </text:list>
      <text:p text:style-name="P13"><text:tab/><text:span text:style-name="T5">mkdef –t group –o aixnodes members=”node01,node02,node03”</text:span></text:p>
      <text:p text:style-name="P15">These two options will result in exactly the same definitions and attribute values being created.</text:p>
      <text:h text:style-name="Heading_20_2" text:outline-level="2"><text:span text:style-name="_20_Char"><text:s/></text:span><text:span text:style-name="_20_Char"><text:span text:style-name="T17">Set up customization scripts (optional)</text:span></text:span></text:h>
      <text:p text:style-name="Standard"><text:span text:style-name="_20_Char"><text:span text:style-name="T9"/></text:span></text:p>
      <text:p text:style-name="Standard"><text:span text:style-name="_20_Char"><text:span text:style-name="T11">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2">
        <text:list-item>
          <text:p text:style-name="P102"><text:span text:style-name="_20_Char"><text:span text:style-name="T11">Put a copy of your script in /install/postscripts on the xCAT management node. <text:s/>(Make sure it is executable.)</text:span></text:span></text:p>
        </text:list-item>
        <text:list-item>
          <text:p text:style-name="P102"><text:soft-page-break/><text:span text:style-name="_20_Char"><text:span text:style-name="T11">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3">chdef -t node -o node01 postscripts=foo,bar</text:span></text:span></text:p>
      <text:p text:style-name="Standard"><text:span text:style-name="_20_Char"><text:span text:style-name="T13"/></text:span></text:p>
      <text:p text:style-name="P46"><text:span text:style-name="_20_Char"><text:span text:style-name="T14">The order of the scripts in the list determines the order in which they will be run.</text:span></text:span></text:p>
      <text:p text:style-name="Standard"><text:span text:style-name="_20_Char"><text:span text:style-name="T11"/></text:span></text:p>
      <text:p text:style-name="Standard"><text:span text:style-name="_20_Char"><text:span text:style-name="T11">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2">chtab</text:span></text:span><text:span text:style-name="_20_Char"><text:span text:style-name="T11"> or </text:span></text:span><text:span text:style-name="_20_Char"><text:span text:style-name="T12">tabedit</text:span></text:span><text:span text:style-name="_20_Char"><text:span text:style-name="T11"> command.</text:span></text:span></text:p>
      <text:h text:style-name="Heading_20_2" text:outline-level="2">Create NIM client &amp; group definitions</text:h>
      <text:p text:style-name="P36">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36"/>
      <text:p text:style-name="P36">To create NIM machine definitions you could run the following command. <text:s/></text:p>
      <text:p text:style-name="P56">xcat2nim -t node –o aixnodes</text:p>
      <text:p text:style-name="P56"/>
      <text:p text:style-name="P36">To create NIM group definitions you could run the following command.</text:p>
      <text:p text:style-name="P46"><text:line-break/><text:tab/><text:span text:style-name="T3">xcat2nim –t group –o aixnodes</text:span></text:p>
      <text:p text:style-name="P46"/>
      <text:p text:style-name="P46">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8">NIM database</text:span>).</text:p>
      <text:p text:style-name="Text_20_body"/>
      <text:p text:style-name="P46"><text:span text:style-name="_20_Char"><text:tab/></text:span><text:span text:style-name="_20_Char"><text:span text:style-name="T3">xcat2nim -t node -l –o node01-node03</text:span></text:span></text:p>
      <text:h text:style-name="Heading_20_2" text:outline-level="2"><text:span text:style-name="_20_Char">Initialize the AIX/NIM <text:s/>nodes</text:span></text:h>
      <text:p text:style-name="Standard"><text:span text:style-name="_20_Char"/></text:p>
      <text:p text:style-name="P8"><text:span text:style-name="_20_Char">You can use the xCAT nimnodeset command to initialize the AIX standalone nodes. This command uses information from the xCAT database and default values to run the appropriate NIM commands.</text:span> <text:s/></text:p>
      <text:p text:style-name="P8"/>
      <text:p text:style-name="P8"><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gold</text:span></text:span><text:span text:style-name="_20_Char">” you could issue the following command.</text:span></text:p>
      <text:p text:style-name="P39">nimnodeset -i 53gold aixnodes</text:p>
      <text:p text:style-name="P8"><text:soft-page-break/>To verify that you have allocated all the NIM resources that you need you can run the “<text:span text:style-name="T1">lsnim –l</text:span>” command. <text:s/>For example, to check node “node01” you could run the following command.</text:p>
      <text:p text:style-name="P9"/>
      <text:p text:style-name="P39">lsnim -l node01</text:p>
      <text:p text:style-name="P16"><text:span text:style-name="_20_Char"><text:span text:style-name="T10">The command </text:span></text:span><text:span text:style-name="T10">will also set the “profile</text:span><text:span text:style-name="_20_Char"><text:span text:style-name="T10">” attribute in the xCAT node definitions to “</text:span></text:span><text:span text:style-name="_20_Char"><text:span text:style-name="T7">61gold “</text:span></text:span><text:span text:style-name="_20_Char"><text:span text:style-name="T10">.</text:span></text:span></text:p>
      <text:p text:style-name="P16">To verify that NIM has allocated the required resources for a node and that the node is ready for a network boot you can run the “<text:span text:style-name="T1">lsnim –l</text:span>” command. <text:s/>For example, to check node “<text:span text:style-name="T4">node01</text:span>” you could run the following command.</text:p>
      <text:p text:style-name="P40">lsnim -l node01</text:p>
      <text:p text:style-name="P14"><text:span text:style-name="T2">Note:</text:span> </text:p>
      <text:p text:style-name="P38">In preparation for the network boot, NIM configures <text:span text:style-name="T2">bootp</text:span>. <text:s/>Once the <text:span text:style-name="T2"><text:s/>nimnodeset</text:span> command completes you can verify that the <text:span text:style-name="T4">/etc/bootptab</text:span> file has an entry for each node you wish to boot. <text:s/>Also, it is recommended that you stop and restart the <text:span text:style-name="T2">inetd</text:span> service to ensure the new <text:span text:style-name="T2">bootp</text:span> configuration is loaded:</text:p>
      <text:p text:style-name="P27"><text:span text:style-name="T10"><text:s/></text:span>stopsrc -s inetd</text:p>
      <text:p text:style-name="P27">startsrc -s inetd</text:p>
      <text:h text:style-name="Heading_20_2" text:outline-level="2">Initiate a network boot</text:h>
      <text:p text:style-name="P11">Initiate a remote network boot request using the xCAT <text:span text:style-name="T2">rnetboot</text:span> command. <text:s/>For example, to initiate a network boot of all nodes in the group “<text:span text:style-name="T4">aixnodes</text:span>” you could issue the following command.</text:p>
      <text:p text:style-name="P43">rnetboot <text:s/>aixnodes</text:p>
      <text:p text:style-name="P44"><text:span text:style-name="T2">Note</text:span>: If you receive timeout errors from the <text:span text:style-name="T2">rnetboot</text:span> command, you may need to increase the default 60-second timeout to a larger value by setting ppctimeout in the site table:</text:p>
      <text:p text:style-name="P33">chdef -t site -o clustersite ppctimeout=180</text:p>
      <text:h text:style-name="Heading_20_2" text:outline-level="2">Verify the deployment</text:h>
      <text:list text:style-name="WW8Num33">
        <text:list-item text:start-value="1">
          <text:p text:style-name="P63">As soon as the <text:span text:style-name="T1">rnetboot</text:span> command returns you can open a remote console to monitor the boot progress using the xCAT <text:span text:style-name="T1">rcons</text:span> command. <text:s/>This command requires that you have conserver installed and configured. <text:s/>To configure conserver, run:</text:p>
        </text:list-item>
      </text:list>
      <text:p text:style-name="P26">makeconservercf</text:p>
      <text:p text:style-name="P37">Kill the conserver daemon if it is running, and restart it:</text:p>
      <text:p text:style-name="P26">conserver &amp;</text:p>
      <text:p text:style-name="P37"><text:soft-page-break/>(You may need to add /opt/freeware/bin and /opt/freeware/sbin to your PATH first).</text:p>
      <text:p text:style-name="P37">To start a console:</text:p>
      <text:list text:style-name="WW8Num33">
        <text:list-header>
          <text:p text:style-name="P66">rcons node01</text:p>
        </text:list-header>
      </text:list>
      <text:list text:style-name="WW8Num33">
        <text:list-item text:start-value="1">
          <text:p text:style-name="P63">You can use the AIX <text:span text:style-name="kwd"><text:span text:style-name="T1">lsnim</text:span></text:span> command to see the state of the NIM installation for a particular node, by running the following command on the NIM master: </text:p>
          <text:p text:style-name="P68"><text:span text:style-name="T5">lsnim -l &lt;</text:span><text:span text:style-name="var"><text:span text:style-name="T5">clientname&gt;</text:span></text:span></text:p>
        </text:list-item>
        <text:list-item>
          <text:p text:style-name="P63">Retry and troubleshooting tips: </text:p>
        </text:list-item>
      </text:list>
      <text:list text:style-name="L3">
        <text:list-item>
          <text:p text:style-name="P69">For p6 lpars, it may be helpful to bring up the HMC web interface in a browser and watch the lpar status and reference codes as the node boots.</text:p>
        </text:list-item>
        <text:list-item>
          <text:p text:style-name="P69">Verify network connections</text:p>
        </text:list-item>
        <text:list-item>
          <text:p text:style-name="P69">If the <text:span text:style-name="T2">rnetboot</text:span> returns “unsuccessful” for a node, verify that bootp and tftp is configured and running properly.</text:p>
        </text:list-item>
        <text:list-item>
          <text:p text:style-name="P75">View /etc/bootptab to make sure an entry exists for the node.</text:p>
        </text:list-item>
        <text:list-item>
          <text:p text:style-name="P75">Verify that the information in /tftpboot/&lt;node&gt;.info is correct.</text:p>
        </text:list-item>
        <text:list-item>
          <text:p text:style-name="P75">Stop and restart inetd:</text:p>
        </text:list-item>
      </text:list>
      <text:p text:style-name="P84">stopsrc -s inetd</text:p>
      <text:p text:style-name="P84">startsrc -s inetd</text:p>
      <text:list text:style-name="L4">
        <text:list-item>
          <text:p text:style-name="P90">Stop and restart tftp:</text:p>
        </text:list-item>
      </text:list>
      <text:p text:style-name="P84">stopsrc -s tftp</text:p>
      <text:p text:style-name="P84">startsrc -s tftp</text:p>
      <text:list text:style-name="L4">
        <text:list-item text:start-value="1">
          <text:p text:style-name="P90"/>
        </text:list-item>
      </text:list>
      <text:list text:style-name="L3">
        <text:list-item text:start-value="1">
          <text:p text:style-name="P69">Verify NFS is running properly and mounts can be performed with this NFS server:</text:p>
        </text:list-item>
        <text:list-item>
          <text:p text:style-name="P75">View /etc/exports for correct mount information. <text:s/></text:p>
        </text:list-item>
        <text:list-item>
          <text:p text:style-name="P75">Run the showmount and exportfs commands. </text:p>
        </text:list-item>
        <text:list-item>
          <text:p text:style-name="P75">Stop and restart the NFS and related daemons:</text:p>
        </text:list-item>
      </text:list>
      <text:p text:style-name="P88">stopsrc -g nfs</text:p>
      <text:p text:style-name="P88">startsrc -g nfs</text:p>
      <text:list text:style-name="L3">
        <text:list-item text:start-value="1">
          <text:p text:style-name="P81">Attempt to mount a filesystem from another system on the network.</text:p>
        </text:list-item>
        <text:list-item>
          <text:p text:style-name="P73">If the <text:span text:style-name="T2">rnetboot</text:span> operation is successful, but lsnim shows that the node is stuck at one of the netboot phases, you may need to redo your NIM definitions. <text:s/>Try the “short” approach first:</text:p>
        </text:list-item>
      </text:list>
      <text:p text:style-name="P26">nim -F -o reset node01</text:p>
      <text:p text:style-name="P26">nim -o dkls_init node01</text:p>
      <text:p text:style-name="P26">rnetboot -f node01</text:p>
      <text:list text:style-name="L3">
        <text:list-item text:start-value="1">
          <text:p text:style-name="P73">If that doesn't work, you may need to delete the entire client definition from NIM and recreate it:</text:p>
        </text:list-item>
      </text:list>
      <text:p text:style-name="P26">nim -F -o reset node01</text:p>
      <text:p text:style-name="P26"><text:soft-page-break/>nim -o deallocate -a root=root -a paging=paging -a dump=dump -a spot=61cosi node01</text:p>
      <text:p text:style-name="P26">nim -o remove node01</text:p>
      <text:p text:style-name="P26">mkdsklsnode -i 61cosi node01</text:p>
      <text:list text:style-name="WW8Num33">
        <text:list-header>
          <text:p text:style-name="P66">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8"/>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8">will also remove</text:span> the xCAT <text:span text:style-name="T4">osimage</text:span> definition that is specified on the command line.</text:p>
      <text:p text:style-name="Text_20_body">For example, to remove the “61spot” <text:span text:style-name="T4">osimage</text:span> definition along with all the associated NIM resources run the following command.</text:p>
      <text:p text:style-name="Text_20_body"><text:tab/><text:span text:style-name="T4">rmnimimage 53gold</text:span></text:p>
      <text:p text:style-name="P8">If necessary, you can also remove the NIM definitions directly by using NIM commands. See the AIX/NIM documentation for details.</text:p>
      <text:h text:style-name="Heading_20_1" text:outline-level="1">Notes</text:h>
      <text:h text:style-name="Heading_20_2" text:outline-level="2">Terminology</text:h>
      <text:p text:style-name="P45">image</text:p>
      <text:p text:style-name="P31">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4">osimage</text:span> definition or an AIX/NIM diskless image, (COSI).</text:p>
      <text:p text:style-name="P28"/>
      <text:p text:style-name="P30">osimage - <text:s/>This is an xCAT object that can be used to describe an operation system image. <text:s/>This definition can contain various types of information depending on what will be installed on the node and how it will be installed. <text:s/>The image definition is not node specific and can be used to deploy multiple nodes. <text:s text:c="2"/>It contains all the information that <text:soft-page-break/>will be needed by the underlying xCAT and NIM support to deploy the node.</text:p>
      <text:p text:style-name="P53"/>
      <text:p text:style-name="Standard"/>
      <text:p text:style-name="P19"/>
      <text:p text:style-name="P19"/>
      <text:p text:style-name="P42">Notes for mksysb install:</text:p>
      <text:p text:style-name="P32">This procedure was written for a NIM rte install. <text:s/>Here are some notes to help you if you would like to do a mksysb install instead. <text:s/>If you need to install a VIOS or IVM on a pSeries LPAR, you will need to do a mksysb install. <text:s/>Many of these steps can be easily performed using <text:span text:style-name="T2">smitty nim</text:span>.</text:p>
      <text:list text:style-name="L5">
        <text:list-item>
          <text:p text:style-name="P104">Obtain a mksysb image or create one following NIM instructions.</text:p>
        </text:list-item>
        <text:list-item>
          <text:p text:style-name="P104">Create a NIM mksysb resource</text:p>
        </text:list-item>
        <text:list-item>
          <text:p text:style-name="P104">Create a NIM spot definition</text:p>
        </text:list-item>
        <text:list-item>
          <text:p text:style-name="P104">Create NIM resource group with the spot, mksysb, resolv.conf, and bosinst_data resources.</text:p>
        </text:list-item>
        <text:list-item>
          <text:p text:style-name="P104">Run bosinst for a mksysb install:</text:p>
        </text:list-item>
      </text:list>
      <text:p text:style-name="P57"><text:s/>nim -o bos_inst -a source=mksysb -a boot_client=no -a group=&lt;mksysb_resgrp&gt; -a accept_licenses=yes &lt;node&gt;<text:line-break/></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16T08:42:10</dc:date>
    <meta:print-date>2008-06-16T08:24:29</meta:print-date>
    <meta:editing-cycles>196</meta:editing-cycles>
    <meta:editing-duration>P3DT8H58M37S</meta:editing-duration>
    <meta:user-defined meta:name="Info 1"/>
    <meta:user-defined meta:name="Info 2"/>
    <meta:user-defined meta:name="Info 3"/>
    <meta:user-defined meta:name="Info 4"/>
    <meta:document-statistic meta:table-count="0" meta:image-count="0" meta:object-count="0" meta:page-count="12" meta:paragraph-count="243" meta:word-count="3525" meta:character-count="20968"/>
  </office:meta>
</office:document-meta>
</file>